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d81b" officeooo:paragraph-rsid="000dd81b"/>
    </style:style>
    <style:style style:name="P2" style:family="paragraph" style:parent-style-name="Standard">
      <style:text-properties officeooo:rsid="000e00e5" officeooo:paragraph-rsid="000e00e5"/>
    </style:style>
    <style:style style:name="P3" style:family="paragraph" style:parent-style-name="Standard">
      <style:text-properties officeooo:rsid="000e5bab" officeooo:paragraph-rsid="000e5bab"/>
    </style:style>
    <style:style style:name="T1" style:family="text">
      <style:text-properties officeooo:rsid="000e00e5"/>
    </style:style>
    <style:style style:name="T2" style:family="text">
      <style:text-properties officeooo:rsid="000e5b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 Zielbestimmung</text:p>
      <text:p text:style-name="P1">1. Musskriterien</text:p>
      <text:p text:style-name="P1"/>
      <text:p text:style-name="P1">Das System soll zunächst für Administratoren die Möglichkeit bereitstellen, Nutzer einzusehen, zu erstellen, zu löschen, ihre Daten zu verändern und sie zu löschen. Weiterhin soll dieser dazu in der Lage sein, Rollen zu erstellen und Rechte zuzuweisen, sowie beidgenannte zu löschen. Der Administrator soll außerdem Medien einfügen, in ihrer Anzahl verändern, Informationen bearbeiten und diese einem Medienart zuweisen können.</text:p>
      <text:p text:style-name="P1">Ein regulärer Nutzer soll sich selbst einen Account erstellen können. Er soll Medien ausleihen dürfen und seine Daten bearbeiten dürfen. Damit verbunden ist eine Suchfunktion, die Medien passend zu einem Suchbegriff anzeigt.</text:p>
      <text:p text:style-name="P1">Zu den Medien wird der jeweilige Ausleihstatus gespeichert.</text:p>
      <text:p text:style-name="P2">Zudem soll das System auf absehbare Zeit stabil laufen.</text:p>
      <text:p text:style-name="P1"/>
      <text:p text:style-name="P1">2. Kannkriterien</text:p>
      <text:p text:style-name="P1"/>
      <text:p text:style-name="P1">Weitere Medientypen sollen definiert werden können. Außerdem soll der Nutzer in der Suche alternative Vorschläge basierend auf seinen vorangegangenen Such<text:span text:style-name="T1">en zur Auswahl bekommen.</text:span></text:p>
      <text:p text:style-name="P1"/>
      <text:p text:style-name="P2">3. Abgrenzungkriterien</text:p>
      <text:p text:style-name="P2"/>
      <text:p text:style-name="P2">Die Ausleihe durch den Nutzer kann nur erfolgen, wenn diesem in der Realität die passende Hardware zur Verfügung gestellt wird. Insofern wird für diesen Zweck lediglich ein softwaretechnisches Interface zur Verfügung gestellt, um Abbuchung im System zu gewährleisten, nicht jedoch die konkrete Interaktion, zum Beispiel mit einen Scanner, bereitzustellen. Desweiteren wird das System lediglich auf die gleichzeitige Nutzung von ungefähr 50 Nutzern aktiv und ungefähr 500 Nutzern inaktiv ausgerichtet sein.</text:p>
      <text:p text:style-name="P2"/>
      <text:p text:style-name="P2">2. Produkteinsatz</text:p>
      <text:p text:style-name="P2">1. Anwendungsbereiche</text:p>
      <text:p text:style-name="P2">Das Produkt kann von einer kleinen Bereichsbibliothek angewendet werden, wie zum Beispiel der Bibliothek eines Lehrstuhls. Für größere Bibliotheken kann die Software bedingt geeignet sein.</text:p>
      <text:p text:style-name="P2"/>
      <text:p text:style-name="P2">2. Zielgruppen</text:p>
      <text:p text:style-name="P2">Der Administrator des Systems muss nicht zwangsläufig erweiterte Kenntnisse zur Administration mitbringen, sofern dieses nicht durch jenen eingerichtet werden muss. Die Nutzerverwaltung soll einfach handhabbar sein. Die regulären Nutzer des Systems sollen ohne weitere Kenntnisse über das System einfach Sachen entleihen und zurückgeben können.</text:p>
      <text:p text:style-name="P2"/>
      <text:p text:style-name="P2">3. Betriebsbedingungen</text:p>
      <text:p text:style-name="P2">Damit ein flüssiger Ablauf im System gewährleistet werden kann, sollten nicht mehr als zehn Nutzer gleichzeitig Sachen entleihen und ausleihen. Der Zugriff auf Nutzerdaten und Mediendaten kann durch weit mehr Nutzer erfolgen, sollte jedoch nie mehr als 100 Nutzer überschreiten. Zudem sollten Bücher gleicher Art unterscheidbar sein.</text:p>
      <text:p text:style-name="P2"/>
      <text:p text:style-name="P2">3. Produktumgebung</text:p>
      <text:p text:style-name="P2">1. Software</text:p>
      <text:p text:style-name="P2">Als Container für die Serveranwendung soll ein Tomcat-Container dienen. Zudem wird das System unter Windows Server XY getestet. Zudem sollte das System die JRE 8 bereitstellen. <text:span text:style-name="T2">Das Webinterface ist für Firefox 42, Safari 10.1 und Microsoft Internet Explorer 13 oder höher optimiert. Zudem sollte der Nutzer Skripte erlauben, da Responsive-Webdesign zum Einsatz </text:span><text:soft-page-break/><text:span text:style-name="T2">kommt.</text:span></text:p>
      <text:p text:style-name="P2"/>
      <text:p text:style-name="P2">2. Hardware</text:p>
      <text:p text:style-name="P2">Bezüglich der Hardware sind die Anforderungen nicht hoch. Der Server sollte über mindestens einen Intel-Core-i5-Sandy-Bridge-Prozessor oder vergleichbar verfügen. Als Arbeitsspeicher werden 16 GB empfohlen und die Festplatte sollte mindestens 250 GB groß sein, für den schnelleren Ablauf kann auch eine SSD verbaut werden.</text:p>
      <text:p text:style-name="P2"/>
      <text:p text:style-name="P3">3. Orgware</text:p>
      <text:p text:style-name="P3">Das System wird mit einem Nutzerhandbuch ausgeliefert, das kurz Masken erklärt und dem Nutzer den Sinn von Rollen erläutert. Desweiteren wird eventuell im Anhang eine Belehrung zu sicheren Passwörtern vermerkt sein.<text:tab/></text:p>
      <text:p text:style-name="P3"/>
      <text:p text:style-name="P3">4. Produktschnittstellen</text:p>
      <text:p text:style-name="P3">Der Admin und die Nutzer haben auf das System Zugriff via Internetbrowser. Die Verbuchung von Medien soll über Interfaces für andere Softwarekomponenten möglich sein, dazu muss dem System über einen HTTP-Request das betreffende Medium und der betreffende Nutzer mitgeteilt werden.</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3:29:19.367150976</meta:creation-date>
    <dc:date>2015-12-16T14:12:58.354939293</dc:date>
    <meta:editing-duration>PT7M58S</meta:editing-duration>
    <meta:editing-cycles>1</meta:editing-cycles>
    <meta:document-statistic meta:table-count="0" meta:image-count="0" meta:object-count="0" meta:page-count="2" meta:paragraph-count="27" meta:word-count="510" meta:character-count="3718" meta:non-whitespace-character-count="3232"/>
    <meta:generator>LibreOffice/5.0.2.2$Linux_X86_64 LibreOffice_project/00m0$Build-2</meta:generator>
  </office:meta>
</office:document-meta>
</file>